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Sheet1" style:family="table-column">
      <style:table-column-properties fo:break-before="auto" style:column-width="0.6666666666666666in"/>
    </style:style>
    <style:style style:name="_row-Sheet1" style:family="table-row">
      <style:table-row-properties style:row-height="0.17708333333333331in" fo:break-before="auto"/>
    </style:style>
    <style:style style:name="1col-Sheet1" style:family="table-column">
      <style:table-column-properties fo:break-before="auto" style:column-width="0.9375in"/>
    </style:style>
    <style:style style:name="2col-Sheet1" style:family="table-column">
      <style:table-column-properties fo:break-before="auto" style:column-width="2.302083333333333in"/>
    </style:style>
    <style:style style:name="1row-Sheet1" style:family="table-row">
      <style:table-row-properties style:row-height="0.1875in" fo:break-before="auto"/>
    </style:style>
    <number:number-style style:name="N1,1cel-Sheet1" style:volatile="true">
      <number:number number:min-integer-digits="1" number:decimal-places="2" number:decimal-replacement=""/>
    </number:number-style>
    <style:style style:name="1,1cel-Sheet1" style:family="table-cell" style:parent-style-name="Default" style:data-style-name="N1,1cel-Sheet1">
      <style:text-properties style:font-name="Arial"/>
    </style:style>
  </office:automatic-styles>
  <office:body>
    <office:spreadsheet>
      <table:table table:name="Sheet1">
        <table:table-column table:style-name="1col-Sheet1" table:default-cell-style-name="Default"/>
        <table:table-column table:style-name="2col-Sheet1" table:default-cell-style-name="Default"/>
        <table:table-column table:style-name="_col-Sheet1" table:number-columns-repeated="3" table:default-cell-style-name="Default"/>
        <table:table-row table:style-name="1row-Sheet1">
          <table:table-cell table:style-name="1,1cel-Sheet1" office:value-type="string">
            <text:p>Homer</text:p>
          </table:table-cell>
          <table:table-cell office:value-type="string">
            <text:p>Homer Jay Simpson</text:p>
          </table:table-cell>
          <table:table-cell/>
          <table:table-cell/>
          <table:table-cell/>
        </table:table-row>
        <table:table-row table:style-name="_row-Sheet1">
          <table:table-cell office:value-type="string">
            <text:p>Marjorie</text:p>
          </table:table-cell>
          <table:table-cell office:value-type="string">
            <text:p>Marjorie Marge Simpson (Bouvier)</text:p>
          </table:table-cell>
          <table:table-cell/>
          <table:table-cell/>
          <table:table-cell/>
        </table:table-row>
        <table:table-row table:style-name="_row-Sheet1">
          <table:table-cell office:value-type="string">
            <text:p>Bartholomew</text:p>
          </table:table-cell>
          <table:table-cell office:value-type="string">
            <text:p>Bartholomew Jojo Bart Simpson</text:p>
          </table:table-cell>
          <table:table-cell/>
          <table:table-cell/>
          <table:table-cell/>
        </table:table-row>
        <table:table-row table:style-name="_row-Sheet1">
          <table:table-cell office:value-type="string">
            <text:p>Lisa</text:p>
          </table:table-cell>
          <table:table-cell office:value-type="string">
            <text:p>Lisa Marie Simpson</text:p>
          </table:table-cell>
          <table:table-cell/>
          <table:table-cell/>
          <table:table-cell/>
        </table:table-row>
        <table:table-row table:style-name="_row-Sheet1">
          <table:table-cell office:value-type="string">
            <text:p>Margaret</text:p>
          </table:table-cell>
          <table:table-cell office:value-type="string">
            <text:p>Margaret Maggie </text:p>
          </table:table-cell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